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457in"/>
    </style:style>
    <style:style style:name="co2" style:family="table-column">
      <style:table-column-properties fo:break-before="auto" style:column-width="0.8925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5">
          <table:table-cell office:value-type="string">
            <text:p>Superman Red Son</text:p>
          </table:table-cell>
          <table:table-cell office:value-type="string">
            <text:p>Mark Millar</text:p>
          </table:table-cell>
          <table:table-cell table:number-columns-repeated="1022"/>
        </table:table-row>
        <table:table-row table:style-name="ro5">
          <table:table-cell office:value-type="string">
            <text:p>Batman The Long Halloween</text:p>
          </table:table-cell>
          <table:table-cell office:value-type="string">
            <text:p>Jeph Loeb</text:p>
          </table:table-cell>
          <table:table-cell table:number-columns-repeated="1022"/>
        </table:table-row>
        <table:table-row table:style-name="ro5">
          <table:table-cell office:value-type="string">
            <text:p>Saga of the Swamp Thing Book One</text:p>
          </table:table-cell>
          <table:table-cell office:value-type="string">
            <text:p>Alan Moore</text:p>
          </table:table-cell>
          <table:table-cell table:number-columns-repeated="1022"/>
        </table:table-row>
        <table:table-row table:style-name="ro5">
          <table:table-cell office:value-type="string">
            <text:p>Batman New 52: Death of the Family</text:p>
          </table:table-cell>
          <table:table-cell office:value-type="string">
            <text:p>Scott Snyder</text:p>
          </table:table-cell>
          <table:table-cell table:number-columns-repeated="1022"/>
        </table:table-row>
        <table:table-row table:style-name="ro5">
          <table:table-cell office:value-type="string">
            <text:p>Nausicaa of the Valley of the Wind Vol 1</text:p>
          </table:table-cell>
          <table:table-cell office:value-type="string">
            <text:p>Hayao Myazaki</text:p>
          </table:table-cell>
          <table:table-cell table:number-columns-repeated="1022"/>
        </table:table-row>
        <table:table-row table:style-name="ro5">
          <table:table-cell office:value-type="string">
            <text:p>Nausicaa of the Valley of the Wind Vol 2</text:p>
          </table:table-cell>
          <table:table-cell office:value-type="string">
            <text:p>Hayao Myazaki</text:p>
          </table:table-cell>
          <table:table-cell table:number-columns-repeated="1022"/>
        </table:table-row>
        <table:table-row table:style-name="ro5">
          <table:table-cell office:value-type="string">
            <text:p>Locke &amp; Key 3</text:p>
          </table:table-cell>
          <table:table-cell table:number-columns-repeated="1023"/>
        </table:table-row>
        <table:table-row table:style-name="ro5">
          <table:table-cell office:value-type="string">
            <text:p>Locke &amp; Key 4</text:p>
          </table:table-cell>
          <table:table-cell table:number-columns-repeated="1023"/>
        </table:table-row>
        <table:table-row table:style-name="ro5">
          <table:table-cell office:value-type="string">
            <text:p>Locke &amp; Key 5</text:p>
          </table:table-cell>
          <table:table-cell table:number-columns-repeated="1023"/>
        </table:table-row>
        <table:table-row table:style-name="ro1">
          <table:table-cell office:value-type="string">
            <text:p>Old Man Logan</text:p>
          </table:table-cell>
          <table:table-cell office:value-type="string">
            <text:p>Mark Milla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2/05/2018</text:date>, <text:time>19:3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2-05T19:34:17.25</dc:date>
    <dc:creator>Jeremy Castillo</dc:creator>
    <meta:editing-duration>PT3H46M48S</meta:editing-duration>
    <meta:editing-cycles>67</meta:editing-cycles>
    <meta:generator>OpenOffice/4.1.3$Win32 OpenOffice.org_project/413m1$Build-9783</meta:generator>
    <meta:document-statistic meta:table-count="2" meta:cell-count="544" meta:object-count="0"/>
  </office:meta>
</office:document-meta>
</file>